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oka:</text:p>
      <text:p text:style-name="P1">3EG cat</text:p>
      <text:p text:style-name="P1"><text:a xlink:type="simple" xlink:href="http://adsabs.harvard.edu/abs/1999ApJS..123...79H">http://adsabs.harvard.edu/abs/1999ApJS..123...79H</text:a></text:p>
      <text:p text:style-name="P2">pulsar :</text:p>
      <text:p text:style-name="P2"><text:a xlink:type="simple" xlink:href="http://adsabs.harvard.edu/abs/2001ApJ...552L..45D">http://adsabs.harvard.edu/abs/2001ApJ...552L..45D</text:a></text:p>
      <text:p text:style-name="P2">van etten :</text:p>
      <text:p text:style-name="P2"><text:a xlink:type="simple" xlink:href="http://adsabs.harvard.edu/abs/2010ApJ...711.1168V">http://adsabs.harvard.edu/abs/2010ApJ...711.1168V</text:a></text:p>
      <text:p text:style-name="P2">Hess detection :</text:p>
      <text:p text:style-name="P2"><text:a xlink:type="simple" xlink:href="http://adsabs.harvard.edu/abs/2006A%26A...456..245A">http://adsabs.harvard.edu/abs/2006A%26A...456..245A</text:a></text:p>
      <text:p text:style-name="P2"/>
      <text:p text:style-name="P2"/>
      <text:p text:style-name="P1"/>
      <text:p text:style-name="P1">HESS_J1303-631:</text:p>
      <text:p text:style-name="Standard"><text:tab/>Discovery :</text:p>
      <text:p text:style-name="Standard"><text:a xlink:type="simple" xlink:href="http://adsabs.harvard.edu/abs/2005A%26A...439.1013A">http://adsabs.harvard.edu/abs/2005A%26A...439.1013A</text:a></text:p>
      <text:p text:style-name="Standard"><text:tab/>Matthew Thesis :</text:p>
      <text:p text:style-name="Standard"><text:a xlink:type="simple" xlink:href="http://www-eep.physik.hu-berlin.de/HESS/theses/pdfs/dalton.pdf">http://www-eep.physik.hu-berlin.de/HESS/theses/pdfs/dalton.pdf</text:a></text:p>
      <text:p text:style-name="Standard"/>
      <text:p text:style-name="P1">HESS_J1356 :</text:p>
      <text:p text:style-name="Standard">Marianne :</text:p>
      <text:p text:style-name="Standard"><text:a xlink:type="simple" xlink:href="http://adsabs.harvard.edu/abs/2011A&amp;A...533A.102L">http://adsabs.harvard.edu/abs/2011A&amp;A...533A.102L</text:a></text:p>
      <text:p text:style-name="Standard">HESS</text:p>
      <text:p text:style-name="Standard"><text:a xlink:type="simple" xlink:href="http://adsabs.harvard.edu/abs/2011A%26A...533A.103H">http://adsabs.harvard.edu/abs/2011A%26A...533A.103H</text:a></text:p>
      <text:p text:style-name="Standard">Pulsar</text:p>
      <text:p text:style-name="Standard"><text:a xlink:type="simple" xlink:href="http://adsabs.harvard.edu/abs/2004ApJ...611L..25C">http://adsabs.harvard.edu/abs/2004ApJ...611L..25C</text:a></text:p>
      <text:p text:style-name="Standard">Zavlin</text:p>
      <text:p text:style-name="Standard"><text:a xlink:type="simple" xlink:href="http://adsabs.harvard.edu/abs/2007ApJ...665L.143Z">http://adsabs.harvard.edu/abs/2007ApJ...665L.143Z</text:a></text:p>
      <text:p text:style-name="Standard">Esposito:</text:p>
      <text:p text:style-name="Standard"><text:a xlink:type="simple" xlink:href="http://adsabs.harvard.edu/abs/2007A%26A...467L..45E">http://adsabs.harvard.edu/abs/2007A%26A...467L..45E</text:a></text:p>
      <text:p text:style-name="Standard"/>
      <text:p text:style-name="Standard">HESS J1119</text:p>
      <text:p text:style-name="Standard">SNR</text:p>
      <text:p text:style-name="Standard"><text:a xlink:type="simple" xlink:href="http://arxiv.org/abs/1205.5766">http://arxiv.org/abs/1205.5766</text:a></text:p>
      <text:p text:style-name="Standard"/>
      <text:p text:style-name="Standard">HESS J1841-055</text:p>
      <text:p text:style-name="Standard">detect :</text:p>
      <text:p text:style-name="Standard"><text:a xlink:type="simple" xlink:href="http://adsabs.harvard.edu/abs/2008A%26A...477..353A">http://adsabs.harvard.edu/abs/2008A%26A...477..353A</text:a></text:p>
      <text:p text:style-name="Standard">autre :</text:p>
      <text:p text:style-name="Standard"><text:a xlink:type="simple" xlink:href="http://adsabs.harvard.edu/cgi-bin/bib_query?arXiv:1109.3144">http://adsabs.harvard.edu/cgi-bin/bib_query?arXiv:1109.3144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4T22:58:00.70</meta:creation-date>
    <dc:date>2012-08-25T17:58:32.14</dc:date>
    <meta:editing-duration>PT01H31M10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33" meta:word-count="48" meta:character-count="881"/>
  </office:meta>
</office:document-meta>
</file>